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035cm" fo:min-width="5.8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6cm" fo:min-width="2.26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59cm" fo:min-width="2.262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gr5" style:family="graphic" style:parent-style-name="standard">
      <style:graphic-properties draw:stroke="none" svg:stroke-color="#000000" draw:fill="none" draw:fill-color="#ffffff" fo:min-height="1.301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506cm" fo:min-width="4.875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" draw:marker-end-width="0.406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draw:marker-start-width="0.252cm" draw:marker-end-width="0.279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432cm" svg:height="10.337cm" svg:x="2.006cm" svg:y="3.4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14cm" svg:height="0.962cm" svg:x="5.021cm" svg:y="4.6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14cm" svg:height="0.962cm" svg:x="5.021cm" svg:y="7.0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14cm" svg:height="0.961cm" svg:x="5.021cm" svg:y="11.87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2cm" svg:height="1.55cm" svg:x="2.004cm" svg:y="4.717cm">
          <draw:text-box>
            <text:p text:style-name="P2">free list 0</text:p>
          </draw:text-box>
        </draw:frame>
        <draw:frame draw:style-name="gr5" draw:text-style-name="P3" draw:layer="layout" svg:width="4.02cm" svg:height="1.551cm" svg:x="2.004cm" svg:y="7.123cm">
          <draw:text-box>
            <text:p text:style-name="P2">free list 1</text:p>
          </draw:text-box>
        </draw:frame>
        <draw:custom-shape draw:style-name="gr2" draw:text-style-name="P1" draw:layer="layout" svg:width="2.814cm" svg:height="0.962cm" svg:x="5.013cm" svg:y="9.47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02cm" svg:height="1.551cm" svg:x="1.996cm" svg:y="9.529cm">
          <draw:text-box>
            <text:p text:style-name="P2">free list 2</text:p>
          </draw:text-box>
        </draw:frame>
        <draw:frame draw:style-name="gr4" draw:text-style-name="P3" draw:layer="layout" svg:width="4.02cm" svg:height="1.55cm" svg:x="1.996cm" svg:y="11.936cm">
          <draw:text-box>
            <text:p text:style-name="P2">free list 3</text:p>
          </draw:text-box>
        </draw:frame>
        <draw:g>
          <draw:line draw:style-name="gr6" draw:text-style-name="P4" draw:layer="layout" svg:x1="14.266cm" svg:y1="8.031cm" svg:x2="14.266cm" svg:y2="11.396cm">
            <text:p/>
          </draw:line>
          <draw:line draw:style-name="gr6" draw:text-style-name="P4" draw:layer="layout" svg:x1="15.472cm" svg:y1="8.992cm" svg:x2="15.472cm" svg:y2="10.28cm">
            <text:p/>
          </draw:line>
          <draw:line draw:style-name="gr6" draw:text-style-name="P4" draw:layer="layout" svg:x1="15.472cm" svg:y1="10.194cm" svg:x2="14.286cm" svg:y2="11.374cm">
            <text:p/>
          </draw:line>
          <draw:line draw:style-name="gr6" draw:text-style-name="P4" draw:layer="layout" svg:x1="15.472cm" svg:y1="8.993cm" svg:x2="14.266cm" svg:y2="8.031cm">
            <text:p/>
          </draw:line>
        </draw:g>
        <draw:line draw:style-name="gr6" draw:text-style-name="P4" draw:layer="layout" svg:x1="7.835cm" svg:y1="5.146cm" svg:x2="10.126cm" svg:y2="5.146cm">
          <text:p/>
        </draw:line>
        <draw:line draw:style-name="gr6" draw:text-style-name="P4" draw:layer="layout" svg:x1="10.072cm" svg:y1="8.545cm" svg:x2="10.072cm" svg:y2="5.18cm">
          <text:p/>
        </draw:line>
        <draw:g>
          <draw:line draw:style-name="gr7" draw:text-style-name="P4" draw:layer="layout" svg:x1="10.046cm" svg:y1="8.512cm" svg:x2="14.267cm" svg:y2="8.512cm">
            <text:p/>
          </draw:line>
          <draw:line draw:style-name="gr6" draw:text-style-name="P4" draw:layer="layout" svg:x1="13.929cm" svg:y1="8.271cm" svg:x2="14.267cm" svg:y2="8.511cm">
            <text:p/>
          </draw:line>
          <draw:line draw:style-name="gr6" draw:text-style-name="P4" draw:layer="layout" svg:x1="14.267cm" svg:y1="8.512cm" svg:x2="13.929cm" svg:y2="8.752cm">
            <text:p/>
          </draw:line>
        </draw:g>
        <draw:line draw:style-name="gr6" draw:text-style-name="P4" draw:layer="layout" svg:x1="7.835cm" svg:y1="7.55cm" svg:x2="9.443cm" svg:y2="7.55cm">
          <text:p/>
        </draw:line>
        <draw:line draw:style-name="gr6" draw:text-style-name="P4" draw:layer="layout" svg:x1="9.443cm" svg:y1="9.233cm" svg:x2="9.443cm" svg:y2="7.55cm">
          <text:p/>
        </draw:line>
        <draw:g>
          <draw:line draw:style-name="gr7" draw:text-style-name="P4" draw:layer="layout" svg:x1="9.443cm" svg:y1="9.233cm" svg:x2="14.267cm" svg:y2="9.233cm">
            <text:p/>
          </draw:line>
          <draw:line draw:style-name="gr6" draw:text-style-name="P4" draw:layer="layout" svg:x1="13.88cm" svg:y1="8.992cm" svg:x2="14.266cm" svg:y2="9.232cm">
            <text:p/>
          </draw:line>
          <draw:line draw:style-name="gr6" draw:text-style-name="P4" draw:layer="layout" svg:x1="14.266cm" svg:y1="9.233cm" svg:x2="13.88cm" svg:y2="9.473cm">
            <text:p/>
          </draw:line>
        </draw:g>
        <draw:line draw:style-name="gr7" draw:text-style-name="P4" draw:layer="layout" svg:x1="7.835cm" svg:y1="9.954cm" svg:x2="14.267cm" svg:y2="9.954cm">
          <text:p/>
        </draw:line>
        <draw:line draw:style-name="gr6" draw:text-style-name="P4" draw:layer="layout" svg:x1="13.864cm" svg:y1="9.713cm" svg:x2="14.266cm" svg:y2="9.953cm">
          <text:p/>
        </draw:line>
        <draw:line draw:style-name="gr6" draw:text-style-name="P4" draw:layer="layout" svg:x1="14.266cm" svg:y1="9.954cm" svg:x2="13.864cm" svg:y2="10.194cm">
          <text:p/>
        </draw:line>
        <draw:g>
          <draw:line draw:style-name="gr7" draw:text-style-name="P4" draw:layer="layout" svg:x1="9.443cm" svg:y1="10.675cm" svg:x2="14.267cm" svg:y2="10.675cm">
            <text:p/>
          </draw:line>
          <draw:line draw:style-name="gr6" draw:text-style-name="P4" draw:layer="layout" svg:x1="13.88cm" svg:y1="10.435cm" svg:x2="14.266cm" svg:y2="10.675cm">
            <text:p/>
          </draw:line>
          <draw:line draw:style-name="gr6" draw:text-style-name="P4" draw:layer="layout" svg:x1="14.266cm" svg:y1="10.675cm" svg:x2="13.88cm" svg:y2="10.915cm">
            <text:p/>
          </draw:line>
        </draw:g>
        <draw:line draw:style-name="gr6" draw:text-style-name="P4" draw:layer="layout" svg:x1="9.443cm" svg:y1="12.358cm" svg:x2="9.443cm" svg:y2="10.675cm">
          <text:p/>
        </draw:line>
        <draw:line draw:style-name="gr6" draw:text-style-name="P4" draw:layer="layout" svg:x1="7.835cm" svg:y1="12.358cm" svg:x2="9.443cm" svg:y2="12.358cm">
          <text:p/>
        </draw:line>
        <draw:frame draw:style-name="gr5" draw:text-style-name="P3" draw:layer="layout" svg:width="7.437cm" svg:height="1.551cm" svg:x="2.004cm" svg:y="2.453cm">
          <draw:text-box>
            <text:p text:style-name="P2">segmented free lists</text:p>
          </draw:text-box>
        </draw:frame>
        <draw:custom-shape draw:style-name="gr8" draw:text-style-name="P1" draw:layer="layout" svg:width="5.427cm" svg:height="4.808cm" svg:x="12.128cm" svg:y="1.3cm">
          <text:p text:style-name="P5">segment select</text:p>
          <text:p text:style-name="P5">logic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4.849cm" svg:y1="6.108cm" svg:x2="14.869cm" svg:y2="8.512cm">
          <text:p/>
        </draw:line>
        <draw:line draw:style-name="gr10" draw:text-style-name="P4" draw:layer="layout" svg:x1="15.07cm" svg:y1="8.031cm" svg:x2="14.871cm" svg:y2="8.447cm">
          <text:p/>
        </draw:line>
        <draw:line draw:style-name="gr10" draw:text-style-name="P4" draw:layer="layout" svg:x1="14.871cm" svg:y1="8.442cm" svg:x2="14.668cm" svg:y2="8.031cm">
          <text:p/>
        </draw:line>
        <draw:line draw:style-name="gr7" draw:text-style-name="P4" draw:layer="layout" svg:x1="15.472cm" svg:y1="9.713cm" svg:x2="17.683cm" svg:y2="9.713cm">
          <text:p/>
        </draw:line>
        <draw:line draw:style-name="gr6" draw:text-style-name="P4" draw:layer="layout" svg:x1="17.281cm" svg:y1="9.473cm" svg:x2="17.683cm" svg:y2="9.713cm">
          <text:p/>
        </draw:line>
        <draw:line draw:style-name="gr6" draw:text-style-name="P4" draw:layer="layout" svg:x1="17.683cm" svg:y1="9.713cm" svg:x2="17.281cm" svg:y2="9.953cm">
          <text:p/>
        </draw:line>
        <draw:line draw:style-name="gr6" draw:text-style-name="P4" draw:layer="layout" svg:x1="6.428cm" svg:y1="4.665cm" svg:x2="6.428cm" svg:y2="5.627cm">
          <text:p/>
        </draw:line>
        <draw:line draw:style-name="gr6" draw:text-style-name="P4" draw:layer="layout" svg:x1="5.752cm" svg:y1="4.665cm" svg:x2="5.752cm" svg:y2="5.627cm">
          <text:p/>
        </draw:line>
        <draw:line draw:style-name="gr6" draw:text-style-name="P4" draw:layer="layout" svg:x1="7.141cm" svg:y1="4.665cm" svg:x2="7.141cm" svg:y2="5.627cm">
          <text:p/>
        </draw:line>
        <draw:line draw:style-name="gr6" draw:text-style-name="P4" draw:layer="layout" svg:x1="6.43cm" svg:y1="7.069cm" svg:x2="6.43cm" svg:y2="8.031cm">
          <text:p/>
        </draw:line>
        <draw:line draw:style-name="gr6" draw:text-style-name="P4" draw:layer="layout" svg:x1="5.754cm" svg:y1="7.069cm" svg:x2="5.754cm" svg:y2="8.031cm">
          <text:p/>
        </draw:line>
        <draw:line draw:style-name="gr6" draw:text-style-name="P4" draw:layer="layout" svg:x1="7.143cm" svg:y1="7.069cm" svg:x2="7.143cm" svg:y2="8.031cm">
          <text:p/>
        </draw:line>
        <draw:line draw:style-name="gr6" draw:text-style-name="P4" draw:layer="layout" svg:x1="6.43cm" svg:y1="9.473cm" svg:x2="6.43cm" svg:y2="10.435cm">
          <text:p/>
        </draw:line>
        <draw:line draw:style-name="gr6" draw:text-style-name="P4" draw:layer="layout" svg:x1="5.754cm" svg:y1="9.473cm" svg:x2="5.754cm" svg:y2="10.435cm">
          <text:p/>
        </draw:line>
        <draw:line draw:style-name="gr6" draw:text-style-name="P4" draw:layer="layout" svg:x1="7.143cm" svg:y1="9.473cm" svg:x2="7.143cm" svg:y2="10.435cm">
          <text:p/>
        </draw:line>
        <draw:line draw:style-name="gr6" draw:text-style-name="P4" draw:layer="layout" svg:x1="6.43cm" svg:y1="11.877cm" svg:x2="6.43cm" svg:y2="12.839cm">
          <text:p/>
        </draw:line>
        <draw:line draw:style-name="gr6" draw:text-style-name="P4" draw:layer="layout" svg:x1="5.754cm" svg:y1="11.877cm" svg:x2="5.754cm" svg:y2="12.839cm">
          <text:p/>
        </draw:line>
        <draw:line draw:style-name="gr6" draw:text-style-name="P4" draw:layer="layout" svg:x1="7.143cm" svg:y1="11.877cm" svg:x2="7.143cm" svg:y2="12.839cm">
          <text:p/>
        </draw:line>
        <draw:frame draw:style-name="gr4" draw:text-style-name="P3" draw:layer="layout" svg:width="3.618cm" svg:height="1.55cm" svg:x="17.582cm" svg:y="9.287cm">
          <draw:text-box>
            <text:p text:style-name="P2">IQ id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1-30T23:20:50.312511195</dc:date>
    <meta:editing-duration>P1DT7H48S</meta:editing-duration>
    <meta:editing-cycles>27</meta:editing-cycles>
    <meta:generator>LibreOffice/6.0.7.3$Linux_X86_64 LibreOffice_project/00m0$Build-3</meta:generator>
    <meta:document-statistic meta:object-count="56"/>
  </office:meta>
</office:document-meta>
</file>